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ce5" style:family="table-cell" style:parent-style-name="Default" style:data-style-name="N40"/>
    <style:style style:name="ce6" style:family="table-cell" style:parent-style-name="Default" style:data-style-name="N5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4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2">
          <table:table-cell office:value-type="string">
            <text:p>wday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:sun, 1:mon, …, 6:sat, 7:sun</text:p>
          </table:table-cell>
        </table:table-row>
        <table:table-row table:style-name="ro1">
          <table:table-cell office:value-type="string">
            <text:p>begin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09H00M00S">
            <text:p>9:0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09H00M00S">
            <text:p>9:00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0H00M00S">
            <text:p>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4" office:value-type="date" office:date-value="2013-07-01">
            <text:p>2013-07-01</text:p>
          </table:table-cell>
          <table:table-cell table:style-name="ce4" office:value-type="date" office:date-value="2013-08-16">
            <text:p>2013-08-16</text:p>
          </table:table-cell>
          <table:table-cell table:style-name="ce4" office:value-type="date" office:date-value="2013-07-08">
            <text:p>2013-07-08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2">
          <table:table-cell office:value-type="string">
            <text:p>begin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09:00:00">
            <text:p>2013/7/10 9:00</text:p>
          </table:table-cell>
          <table:table-cell table:style-name="ce6" office:value-type="date" office:date-value="2013-07-10T14:00:00">
            <text:p>2013/7/10 14:00</text:p>
          </table:table-cell>
          <table:table-cell table:style-name="ce6" office:value-type="date" office:date-value="2013-07-10T09:00:00">
            <text:p>2013/7/10 9:00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10:00:00">
            <text:p>2013/7/10 10:00</text:p>
          </table:table-cell>
          <table:table-cell table:style-name="ce6" office:value-type="date" office:date-value="2013-07-10T15:00:00">
            <text:p>2013/7/10 15:00</text:p>
          </table:table-cell>
          <table:table-cell table:style-name="ce6" office:value-type="date" office:date-value="2013-07-10T10:00:00">
            <text:p>2013/7/10 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3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3" office:value-type="string">
            <text:p>☆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office:value-type="string">
            <text:p>canceled_at</text:p>
          </table:table-cell>
          <table:table-cell office:value-type="string">
            <text:p>datetime</text:p>
          </table:table-cell>
          <table:table-cell/>
          <table:table-cell table:style-name="ce4" office:value-type="date" office:date-value="1900-01-01">
            <text:p>1900-01-01</text:p>
          </table:table-cell>
          <table:table-cell/>
          <table:table-cell table:style-name="ce4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50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6T07:38:58</dc:date>
    <meta:editing-duration>PT4M53S</meta:editing-duration>
    <meta:editing-cycles>1</meta:editing-cycles>
    <meta:document-statistic meta:table-count="1" meta:cell-count="251" meta:object-count="0"/>
    <meta:generator>LibreOffice/4.0.4.2$MacOSX_x86 LibreOffice_project/9e9821abd0ffdbc09cd8c52eaa574fa09eb08f2</meta:generator>
  </office:meta>
</office:document-meta>
</file>